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крат</text:p>
          </table:table-cell>
          <table:table-cell office:value-type="string" table:style-name="ce1">
            <text:p>ВЕС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400" table:formula="of:=[.C2]*[.B2]" table:style-name="ce1">
            <text:p>4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C4]*[.B4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00" table:formula="of:=[.C5]*[.B5]" table:style-name="ce1">
            <text:p>2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45" table:style-name="ce4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5" table:formula="of:=[.C7]*[.B7]" table:style-name="ce1">
            <text:p>4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C9]*[.B9]" table:style-name="ce1">
            <text:p>4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20" table:style-name="ce4">
            <text:p>20</text:p>
          </table:table-cell>
          <table:table-cell office:value-type="float" office:value="0.4" table:style-name="ce1">
            <text:p>0,4</text:p>
          </table:table-cell>
          <table:table-cell office:value-type="float" office:value="8" table:formula="of:=[.C11]*[.B11]" table:style-name="ce1">
            <text:p>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C14]*[.B14]" table:style-name="ce1">
            <text:p>7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C19]*[.B19]" table:style-name="ce1">
            <text:p>3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C21]*[.B21]" table:style-name="ce1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C22]*[.B22]" table:style-name="ce1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[.C23]*[.B23]" table:style-name="ce1">
            <text:p>1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C24]*[.B24]" table:style-name="ce1">
            <text:p>3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C25]*[.B25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.C26]*[.B26]" table:style-name="ce1">
            <text:p>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C27]*[.B27]" table:style-name="ce1">
            <text:p>1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formula="of:=[.C31]*[.B31]" table:style-name="ce1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formula="of:=[.C32]*[.B32]" table:style-name="ce1">
            <text:p>12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C34]*[.B34]" table:style-name="ce1">
            <text:p>4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C36]*[.B36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C37]*[.B37]" table:style-name="ce1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C38]*[.B38]" table:style-name="ce1">
            <text:p>7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C40]*[.B40]" table:style-name="ce1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C41]*[.B41]" table:style-name="ce1">
            <text:p>10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3" table:visibility="filter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500" table:formula="of:=[.C44]*[.B44]" table:style-name="ce1">
            <text:p>5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C45]*[.B45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4" table:formula="of:=[.C46]*[.B46]" table:style-name="ce1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C47]*[.B47]" table:style-name="ce1">
            <text:p>3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5" table:formula="of:=[.C49]*[.B49]" table:style-name="ce1">
            <text:p>25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formula="of:=[.C53]*[.B53]" table:style-name="ce1">
            <text:p>1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454" table:formula="of:=SUM([.B2:.B53])" table:style-name="ce1">
            <text:p>2454</text:p>
          </table:table-cell>
          <table:table-cell table:style-name="ce1"/>
          <table:table-cell office:value-type="float" office:value="2442" table:formula="of:=SUBTOTAL(9;[.D2:.D54])" table:style-name="ce1">
            <text:p>2442</text:p>
          </table:table-cell>
          <table:table-cell table:number-columns-repeated="16380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1-30T08:11:05Z</dc:date>
    <meta:print-date>2024-01-16T09:29:42Z</meta:print-date>
    <meta:editing-cycles>67</meta:editing-cycles>
    <meta:editing-duration>PT79358S</meta:editing-duration>
  </office:meta>
</office:document-meta>
</file>